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3.67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5"/>
        <table:table-column table:style-name="co2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0 indicates uninitialized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Reserved for configuration service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RFID messages as events, need 3 bytes in NID for 40 bit tag</text:p>
          </table:table-cell>
          <table:table-cell table:number-columns-repeated="1015"/>
        </table:table-row>
        <table:table-row table:style-name="ro1" table:number-rows-repeated="6547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6/05/2010</text:date>, <text:time>10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6-05T10:53:59</dc:date>
    <dc:creator>Bob Jacobsen</dc:creator>
    <meta:editing-duration>PT01H55M07S</meta:editing-duration>
    <meta:editing-cycles>35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194" meta:object-count="0"/>
  </office:meta>
</office:document-meta>
</file>